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1cm" draw:fill-color="#c9c9b6"/>
    </style:style>
    <style:style style:name="gr2" style:family="graphic" style:parent-style-name="standard">
      <style:graphic-properties svg:stroke-width="0.001cm" svg:stroke-color="#494936" draw:fill="none" draw:fill-color="#ffffff" fo:padding-top="-0.049cm" fo:padding-bottom="-0.049cm" fo:padding-left="-0.049cm" fo:padding-right="-0.049cm"/>
    </style:style>
    <style:style style:name="gr3" style:family="graphic" style:parent-style-name="standard">
      <style:graphic-properties draw:stroke="none" svg:stroke-width="0.001cm" draw:fill-color="#a5a585"/>
    </style:style>
    <style:style style:name="gr4" style:family="graphic" style:parent-style-name="standard">
      <style:graphic-properties draw:stroke="none" svg:stroke-width="0.001cm" draw:fill-color="#ecece7"/>
    </style:style>
    <style:style style:name="gr5" style:family="graphic" style:parent-style-name="standard">
      <style:graphic-properties draw:stroke="none" svg:stroke-width="0.001cm" draw:fill-color="#dbdbce"/>
    </style:style>
    <style:style style:name="gr6" style:family="graphic" style:parent-style-name="standard">
      <style:graphic-properties draw:stroke="none" svg:stroke-width="0.001cm" draw:fill-color="#93936c"/>
    </style:style>
    <style:style style:name="gr7" style:family="graphic" style:parent-style-name="standard">
      <style:graphic-properties draw:stroke="none" svg:stroke-width="0.001cm" draw:fill-color="#ffffff"/>
    </style:style>
    <style:style style:name="gr8" style:family="graphic" style:parent-style-name="standard">
      <style:graphic-properties draw:stroke="none" svg:stroke-width="0.001cm" draw:fill-color="#7a7a5a"/>
    </style:style>
  </office:automatic-styles>
  <office:body>
    <office:drawing>
      <draw:page draw:name="page1" draw:style-name="dp1" draw:master-page-name="Default">
        <draw:g>
          <draw:glue-point draw:id="4" svg:x="-5cm" svg:y="-5cm"/>
          <draw:glue-point draw:id="5" svg:x="5cm" svg:y="-5cm"/>
          <draw:glue-point draw:id="6" svg:x="-0.001cm" svg:y="-5cm"/>
          <draw:glue-point draw:id="7" svg:x="-4.052cm" svg:y="5cm"/>
          <draw:glue-point draw:id="8" svg:x="4.785cm" svg:y="5cm"/>
          <draw:glue-point draw:id="9" svg:x="0.366cm" svg:y="5cm"/>
          <draw:glue-point draw:id="10" svg:x="-5cm" svg:y="3.938cm"/>
          <draw:glue-point draw:id="11" svg:x="-5cm" svg:y="-0.532cm"/>
          <draw:glue-point draw:id="12" svg:x="5cm" svg:y="-0.142cm"/>
          <draw:glue-point draw:id="13" svg:x="-0.434cm" svg:y="0.363cm"/>
          <draw:polygon draw:style-name="gr1" draw:layer="layout" svg:width="1.895cm" svg:height="1.957cm" svg:x="0cm" svg:y="0.028cm" svg:viewBox="0 0 1896 1958" draw:points="0,28 0,0 0,1759 183,1958 1896,1958 1896,0 14,0">
            <text:p/>
          </draw:polygon>
          <draw:polygon draw:style-name="gr1" draw:layer="layout" svg:width="1.895cm" svg:height="1.957cm" svg:x="0cm" svg:y="0.028cm" svg:viewBox="0 0 1896 1958" draw:points="0,28 0,0 0,1759 183,1958 1896,1958 1896,0 14,0">
            <text:p/>
          </draw:polygon>
          <draw:polyline draw:style-name="gr2" draw:layer="layout" svg:width="1.895cm" svg:height="1.957cm" svg:x="0cm" svg:y="0.028cm" svg:viewBox="0 0 1896 1958" draw:points="0,28 0,0 0,1759 183,1958 1896,1958 1896,0 14,0">
            <text:p/>
          </draw:polyline>
          <draw:polygon draw:style-name="gr3" draw:layer="layout" svg:width="1.16cm" svg:height="0.638cm" svg:x="0.523cm" svg:y="1.347cm" svg:viewBox="0 0 1161 639" draw:points="0,639 0,43 14,43 28,14 42,0 56,0 85,0 127,0 198,0 269,0 439,0 622,0 721,0 806,0 891,0 962,0 1018,0 1075,0 1104,0 1118,0 1132,0 1145,14 1161,43 1161,99 1161,184 1161,284 1161,383 1161,483 1161,553 1161,596 1161,610 1161,639">
            <text:p/>
          </draw:polygon>
          <draw:polygon draw:style-name="gr2" draw:layer="layout" svg:width="1.16cm" svg:height="0.638cm" svg:x="0.523cm" svg:y="1.347cm" svg:viewBox="0 0 1161 639" draw:points="0,639 0,43 14,43 28,14 42,0 56,0 85,0 127,0 198,0 269,0 439,0 622,0 721,0 806,0 891,0 962,0 1018,0 1075,0 1104,0 1118,0 1132,0 1145,14 1161,43 1161,99 1161,184 1161,284 1161,383 1161,483 1161,553 1161,596 1161,610 1161,639">
            <text:p/>
          </draw:polygon>
          <draw:polygon draw:style-name="gr4" draw:layer="layout" svg:width="1.513cm" svg:height="1.22cm" svg:x="0.198cm" svg:y="0.085cm" svg:viewBox="0 0 1514 1221" draw:points="0,0 1514,0 1514,1221 0,1221">
            <text:p/>
          </draw:polygon>
          <draw:polygon draw:style-name="gr2" draw:layer="layout" svg:width="1.513cm" svg:height="1.22cm" svg:x="0.198cm" svg:y="0.085cm" svg:viewBox="0 0 1514 1221" draw:points="0,0 1514,0 1514,1221 0,1221">
            <text:p/>
          </draw:polygon>
          <draw:polygon draw:style-name="gr5" draw:layer="layout" svg:width="0.877cm" svg:height="0.653cm" svg:x="0.523cm" svg:y="1.347cm" svg:viewBox="0 0 878 654" draw:points="0,654 0,43 0,28 0,14 14,0 42,0 56,0 99,0 141,0 198,0 325,0 467,0 609,0 722,0 764,0 806,0 835,0 849,0 863,0 878,14 878,43 878,99 878,184 878,284 878,383 878,483 878,569 878,597 878,625 878,639 878,654">
            <text:p/>
          </draw:polygon>
          <draw:polygon draw:style-name="gr2" draw:layer="layout" svg:width="0.877cm" svg:height="0.653cm" svg:x="0.523cm" svg:y="1.347cm" svg:viewBox="0 0 878 654" draw:points="0,654 0,43 0,28 0,14 14,0 42,0 56,0 99,0 141,0 198,0 325,0 467,0 609,0 722,0 764,0 806,0 835,0 849,0 863,0 878,14 878,43 878,99 878,184 878,284 878,383 878,483 878,569 878,597 878,625 878,639 878,654">
            <text:p/>
          </draw:polygon>
          <draw:polygon draw:style-name="gr6" draw:layer="layout" svg:width="0.226cm" svg:height="0.496cm" svg:x="0.636cm" svg:y="1.419cm" svg:viewBox="0 0 227 497" draw:points="0,0 227,0 227,497 0,497">
            <text:p/>
          </draw:polygon>
          <draw:polygon draw:style-name="gr2" draw:layer="layout" svg:width="0.225cm" svg:height="0.496cm" svg:x="0.636cm" svg:y="1.419cm" svg:viewBox="0 0 226 497" draw:points="0,0 226,0 226,497 0,497">
            <text:p/>
          </draw:polygon>
          <draw:polygon draw:style-name="gr7" draw:layer="layout" svg:width="0.113cm" svg:height="0.085cm" svg:x="0.042cm" svg:y="0.17cm" svg:viewBox="0 0 114 86" draw:points="0,0 114,0 114,86 0,86">
            <text:p/>
          </draw:polygon>
          <draw:polygon draw:style-name="gr2" draw:layer="layout" svg:width="0.113cm" svg:height="0.085cm" svg:x="0.042cm" svg:y="0.17cm" svg:viewBox="0 0 114 86" draw:points="0,0 114,0 114,86 0,86">
            <text:p/>
          </draw:polygon>
          <draw:polygon draw:style-name="gr7" draw:layer="layout" svg:width="0.099cm" svg:height="0.085cm" svg:x="1.753cm" svg:y="0.17cm" svg:viewBox="0 0 100 86" draw:points="0,0 100,0 100,86 0,86">
            <text:p/>
          </draw:polygon>
          <draw:polygon draw:style-name="gr2" draw:layer="layout" svg:width="0.098cm" svg:height="0.085cm" svg:x="1.753cm" svg:y="0.17cm" svg:viewBox="0 0 99 86" draw:points="0,0 99,0 99,86 0,86">
            <text:p/>
          </draw:polygon>
          <draw:polygon draw:style-name="gr1" draw:layer="layout" svg:width="1.937cm" svg:height="0.028cm" svg:x="0cm" svg:y="0cm" svg:viewBox="0 0 1938 29" draw:points="0,29 27,0 1938,0 1896,29">
            <text:p/>
          </draw:polygon>
          <draw:polygon draw:style-name="gr1" draw:layer="layout" svg:width="1.937cm" svg:height="0.028cm" svg:x="0cm" svg:y="0cm" svg:viewBox="0 0 1938 29" draw:points="0,29 27,0 1938,0 1896,29">
            <text:p/>
          </draw:polygon>
          <draw:polyline draw:style-name="gr2" draw:layer="layout" svg:width="1.937cm" svg:height="0.028cm" svg:x="0cm" svg:y="0cm" svg:viewBox="0 0 1938 29" draw:points="0,29 27,0 1938,0 1896,29">
            <text:p/>
          </draw:polyline>
          <draw:polygon draw:style-name="gr8" draw:layer="layout" svg:width="0.042cm" svg:height="1.972cm" svg:x="1.895cm" svg:y="0cm" svg:viewBox="0 0 43 1973" draw:points="0,1973 43,1944 43,0 0,28">
            <text:p/>
          </draw:polygon>
          <draw:polygon draw:style-name="gr8" draw:layer="layout" svg:width="0.042cm" svg:height="1.972cm" svg:x="1.895cm" svg:y="0cm" svg:viewBox="0 0 43 1973" draw:points="0,1973 43,1944 43,0 0,28">
            <text:p/>
          </draw:polygon>
          <draw:polygon draw:style-name="gr2" draw:layer="layout" svg:width="0.042cm" svg:height="1.972cm" svg:x="1.895cm" svg:y="0cm" svg:viewBox="0 0 43 1973" draw:points="0,1973 43,1944 43,0 0,28">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Diskette</dc:title>
    <meta:creation-date>2011-02-07T16:44:10</meta:creation-date>
    <meta:editing-duration>P0D</meta:editing-duration>
    <meta:editing-cycles>1</meta:editing-cycles>
    <meta:document-statistic meta:object-count="22"/>
    <meta:generator>OpenOffice.org/3.3$Linux OpenOffice.org_project/330m20$Build-9567</meta:generator>
  </office:meta>
</office:document-meta>
</file>